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88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1.062cm"/>
    </style:style>
    <style:style style:name="co5" style:family="table-column">
      <style:table-column-properties fo:break-before="auto" style:column-width="2.676cm"/>
    </style:style>
    <style:style style:name="co6" style:family="table-column">
      <style:table-column-properties fo:break-before="auto" style:column-width="1.252cm"/>
    </style:style>
    <style:style style:name="co7" style:family="table-column">
      <style:table-column-properties fo:break-before="auto" style:column-width="3.321cm"/>
    </style:style>
    <style:style style:name="co8" style:family="table-column">
      <style:table-column-properties fo:break-before="auto" style:column-width="15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</office:automatic-styles>
  <office:body>
    <office:spreadsheet>
      <table:table table:name="Planilha1" table:style-name="ta1">
        <office:forms form:automatic-focus="false" form:apply-design-mode="false"/>
        <table:table-column table:style-name="co1" table:number-columns-repeated="4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number-columns-repeated="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4"/>
        <table:table-column table:style-name="co8" table:default-cell-style-name="Default"/>
        <table:table-row table:style-name="ro1">
          <table:table-cell table:style-name="ce1"/>
          <table:table-cell table:style-name="Default" table:number-columns-repeated="3"/>
          <table:table-cell table:number-columns-repeated="3"/>
          <table:table-cell table:style-name="Default" table:number-columns-repeated="8"/>
          <table:table-cell/>
        </table:table-row>
        <table:table-row table:style-name="ro1">
          <table:table-cell table:style-name="ce1" office:value-type="string" calcext:value-type="string" table:number-columns-spanned="13" table:number-rows-spanned="1">
            <text:p>Entrada = [3, 8, 13, 18, 23, 27, 32, 35, 40, 43, 48, 51, 55, 59, 64, 69, 72, 75, 80, 84, 89, 92, 97, 100, 105]</text:p>
          </table:table-cell>
          <table:covered-table-cell table:number-columns-repeated="3" table:style-name="Default"/>
          <table:covered-table-cell table:number-columns-repeated="3"/>
          <table:covered-table-cell table:number-columns-repeated="6" table:style-name="Default"/>
          <table:table-cell table:style-name="Default" office:value-type="string" calcext:value-type="string">
            <text:p>I1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4" table:number-rows-spanned="1">
            <text:p>Ociosidade</text:p>
          </table:table-cell>
          <table:covered-table-cell table:number-columns-repeated="3" table:style-name="Default"/>
          <table:table-cell table:number-columns-repeated="3"/>
          <table:table-cell table:style-name="Default" office:value-type="string" calcext:value-type="string">
            <text:p>C1</text:p>
          </table:table-cell>
          <table:table-cell table:style-name="Default"/>
          <table:table-cell table:style-name="ce1" office:value-type="string" calcext:value-type="string" table:number-columns-spanned="3" table:number-rows-spanned="1">
            <text:p>C2</text:p>
          </table:table-cell>
          <table:covered-table-cell table:number-columns-repeated="2" table:style-name="Default"/>
          <table:table-cell table:style-name="Default"/>
          <table:table-cell table:style-name="Default" office:value-type="string" calcext:value-type="string">
            <text:p>Inf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C1</text:p>
          </table:table-cell>
          <table:table-cell table:style-name="ce1" office:value-type="string" calcext:value-type="string" table:number-columns-spanned="3" table:number-rows-spanned="1">
            <text:p>C2</text:p>
          </table:table-cell>
          <table:covered-table-cell table:number-columns-repeated="2" table:style-name="Default"/>
          <table:table-cell table:number-columns-repeated="3"/>
          <table:table-cell table:style-name="Default" office:value-type="string" calcext:value-type="string">
            <text:p>Serv1</text:p>
          </table:table-cell>
          <table:table-cell table:style-name="Default"/>
          <table:table-cell table:style-name="Default" office:value-type="string" calcext:value-type="string">
            <text:p>Serv 1</text:p>
          </table:table-cell>
          <table:table-cell table:style-name="Default" office:value-type="string" calcext:value-type="string">
            <text:p>Serv 2</text:p>
          </table:table-cell>
          <table:table-cell table:style-name="ce4" office:value-type="string" calcext:value-type="string">
            <text:p>Serv 3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2" table:style-name="Default" office:value-type="string" calcext:value-type="string">
            <text:p>Serv 1</text:p>
          </table:table-cell>
          <table:table-cell table:style-name="Default" office:value-type="string" calcext:value-type="string">
            <text:p>Serv 2</text:p>
          </table:table-cell>
          <table:table-cell table:style-name="Default" office:value-type="string" calcext:value-type="string">
            <text:p>Serv 3</text:p>
          </table:table-cell>
          <table:table-cell/>
          <table:table-cell office:value-type="string" calcext:value-type="string">
            <text:p>Tempo</text:p>
          </table:table-cell>
          <table:table-cell/>
          <table:table-cell table:style-name="Default" table:number-columns-repeated="8"/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 office:value-type="string" calcext:value-type="string">
            <text:p>[3, 8, 13, 18, 23, 27, 32, 35, 40, 43, 48, 51, 55, 59, 64, 69, 72, 75, 80, 84, 89, 92, 97, 100, 105]</text:p>
          </table:table-cell>
          <table:table-cell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 office:value-type="string" calcext:value-type="string">
            <text:p>[3, 8, 13, 18, 23, 27, 32, 35, 40, 43, 48, 51, 55, 59, 64, 69, 72, 75, 80, 84, 89, 92, 97, 100, 105]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(3 → 4) → <text:s/>I1</text:p>
          </table:table-cell>
          <table:table-cell table:number-columns-repeated="6"/>
          <table:table-cell table:style-name="Default" office:value-type="string" calcext:value-type="string">
            <text:p>[ 8, 13, 18, 23, 27, 32, 35, 40, 43, 48, 51, 55, 59, 64, 69, 72, 75, 80, 84, 89, 92, 97, 100, 105]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2"/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(4 → 11) → C2</text:p>
          </table:table-cell>
          <table:table-cell table:style-name="Default" office:value-type="string" calcext:value-type="string">
            <text:p>[ 8, 13, 18, 23, 27, 32, 35, 40, 43, 48, 51, 55, 59, 64, 69, 72, 75, 80, 84, 89, 92, 97, 100, 105]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2"/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 office:value-type="string" calcext:value-type="string">
            <text:p>[ 8, 13, 18, 23, 27, 32, 35, 40, 43, 48, 51, 55, 59, 64, 69, 72, 75, 80, 84, 89, 92, 97, 100, 105]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style-name="ce2"/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 office:value-type="string" calcext:value-type="string">
            <text:p>[ 8, 13, 18, 23, 27, 32, 35, 40, 43, 48, 51, 55, 59, 64, 69, 72, 75, 80, 84, 89, 92, 97, 100, 105]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table:style-name="ce2"/>
          <table:table-cell office:value-type="float" office:value="7" calcext:value-type="float">
            <text:p>7</text:p>
          </table:table-cell>
          <table:table-cell table:number-columns-repeated="8"/>
          <table:table-cell table:style-name="Default" office:value-type="string" calcext:value-type="string">
            <text:p>[ 8, 13, 18, 23, 27, 32, 35, 40, 43, 48, 51, 55, 59, 64, 69, 72, 75, 80, 84, 89, 92, 97, 100, 105]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3" office:value-type="float" office:value="8" calcext:value-type="float">
            <text:p>8</text:p>
          </table:table-cell>
          <table:table-cell table:style-name="ce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(8 → 11) → I1</text:p>
          </table:table-cell>
          <table:table-cell table:number-columns-repeated="6"/>
          <table:table-cell office:value-type="string" calcext:value-type="string">
            <text:p>[13, 18, 23, 27, 32, 35, 40, 43, 48, 51, 55, 59, 64, 69, 72, 75, 80, 84, 89, 92, 97, 100, 105]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3" office:value-type="float" office:value="9" calcext:value-type="float">
            <text:p>9</text:p>
          </table:table-cell>
          <table:table-cell table:style-name="ce2"/>
          <table:table-cell office:value-type="float" office:value="9" calcext:value-type="float">
            <text:p>9</text:p>
          </table:table-cell>
          <table:table-cell table:number-columns-repeated="8"/>
          <table:table-cell office:value-type="string" calcext:value-type="string">
            <text:p>[13, 18, 23, 27, 32, 35, 40, 43, 48, 51, 55, 59, 64, 69, 72, 75, 80, 84, 89, 92, 97, 100, 105]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3" office:value-type="float" office:value="10" calcext:value-type="float">
            <text:p>10</text:p>
          </table:table-cell>
          <table:table-cell table:style-name="ce2"/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[13, 18, 23, 27, 32, 35, 40, 43, 48, 51, 55, 59, 64, 69, 72, 75, 80, 84, 89, 92, 97, 100, 105]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2"/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(11 → 19) → S</text:p>
          </table:table-cell>
          <table:table-cell table:number-columns-repeated="3"/>
          <table:table-cell office:value-type="string" calcext:value-type="string">
            <text:p>(11 → 17) → C2</text:p>
          </table:table-cell>
          <table:table-cell office:value-type="string" calcext:value-type="string">
            <text:p>[13, 18, 23, 27, 32, 35, 40, 43, 48, 51, 55, 59, 64, 69, 72, 75, 80, 84, 89, 92, 97, 100, 105]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2"/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[13, 18, 23, 27, 32, 35, 40, 43, 48, 51, 55, 59, 64, 69, 72, 75, 80, 84, 89, 92, 97, 100, 105]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2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(13 → 16) → C2</text:p>
          </table:table-cell>
          <table:table-cell table:number-columns-repeated="6"/>
          <table:table-cell office:value-type="string" calcext:value-type="string">
            <text:p>[18, 23, 27, 32, 35, 40, 43, 48, 51, 55, 59, 64, 69, 72, 75, 80, 84, 89, 92, 97, 100, 105]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2"/>
          <table:table-cell office:value-type="float" office:value="14" calcext:value-type="float">
            <text:p>14</text:p>
          </table:table-cell>
          <table:table-cell table:number-columns-repeated="8"/>
          <table:table-cell office:value-type="string" calcext:value-type="string">
            <text:p>[18, 23, 27, 32, 35, 40, 43, 48, 51, 55, 59, 64, 69, 72, 75, 80, 84, 89, 92, 97, 100, 105]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2"/>
          <table:table-cell office:value-type="float" office:value="15" calcext:value-type="float">
            <text:p>15</text:p>
          </table:table-cell>
          <table:table-cell table:number-columns-repeated="8"/>
          <table:table-cell office:value-type="string" calcext:value-type="string">
            <text:p>[18, 23, 27, 32, 35, 40, 43, 48, 51, 55, 59, 64, 69, 72, 75, 80, 84, 89, 92, 97, 100, 105]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table:style-name="ce2"/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(16 → 23) → S</text:p>
          </table:table-cell>
          <table:table-cell table:number-columns-repeated="3"/>
          <table:table-cell office:value-type="string" calcext:value-type="string">
            <text:p>[18, 23, 27, 32, 35, 40, 43, 48, 51, 55, 59, 64, 69, 72, 75, 80, 84, 89, 92, 97, 100, 105]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-</text:p>
          </table:table-cell>
          <table:table-cell table:style-name="ce2"/>
          <table:table-cell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(17 → 26) → S</text:p>
          </table:table-cell>
          <table:table-cell table:number-columns-repeated="2"/>
          <table:table-cell office:value-type="string" calcext:value-type="string">
            <text:p>[18, 23, 27, 32, 35, 40, 43, 48, 51, 55, 59, 64, 69, 72, 75, 80, 84, 89, 92, 97, 100, 105]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-</text:p>
          </table:table-cell>
          <table:table-cell table:style-name="ce2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(18 → 20) → C1</text:p>
          </table:table-cell>
          <table:table-cell table:number-columns-repeated="6"/>
          <table:table-cell office:value-type="string" calcext:value-type="string">
            <text:p>[23, 27, 32, 35, 40, 43, 48, 51, 55, 59, 64, 69, 72, 75, 80, 84, 89, 92, 97, 100, 105]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-</text:p>
          </table:table-cell>
          <table:table-cell table:style-name="ce2"/>
          <table:table-cell office:value-type="float" office:value="19" calcext:value-type="float">
            <text:p>19</text:p>
          </table:table-cell>
          <table:table-cell table:number-columns-repeated="8"/>
          <table:table-cell office:value-type="string" calcext:value-type="string">
            <text:p>[23, 27, 32, 35, 40, 43, 48, 51, 55, 59, 64, 69, 72, 75, 80, 84, 89, 92, 97, 100, 105]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(20 → 21) → C1</text:p>
          </table:table-cell>
          <table:table-cell table:number-columns-repeated="6"/>
          <table:table-cell office:value-type="string" calcext:value-type="string">
            <text:p>[23, 27, 32, 35, 40, 43, 48, 51, 55, 59, 64, 69, 72, 75, 80, 84, 89, 92, 97, 100, 105]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(21 → 25) → C1</text:p>
          </table:table-cell>
          <table:table-cell table:number-columns-repeated="6"/>
          <table:table-cell office:value-type="string" calcext:value-type="string">
            <text:p>[23, 27, 32, 35, 40, 43, 48, 51, 55, 59, 64, 69, 72, 75, 80, 84, 89, 92, 97, 100, 105]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8"/>
          <table:table-cell office:value-type="string" calcext:value-type="string">
            <text:p>[23, 27, 32, 35, 40, 43, 48, 51, 55, 59, 64, 69, 72, 75, 80, 84, 89, 92, 97, 100, 105]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FILA (25 →29 ) →I1</text:p>
          </table:table-cell>
          <table:table-cell table:number-columns-repeated="6"/>
          <table:table-cell office:value-type="string" calcext:value-type="string">
            <text:p>[27, 32, 35, 40, 43, 48, 51, 55, 59, 64, 69, 72, 75, 80, 84, 89, 92, 97, 100, 105]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8"/>
          <table:table-cell office:value-type="string" calcext:value-type="string">
            <text:p>[27, 32, 35, 40, 43, 48, 51, 55, 59, 64, 69, 72, 75, 80, 84, 89, 92, 97, 100, 105]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ILA(29 → 30) → I1</text:p>
          </table:table-cell>
          <table:table-cell table:number-columns-repeated="6"/>
          <table:table-cell office:value-type="string" calcext:value-type="string">
            <text:p>[27, 32, 35, 40, 43, 48, 51, 55, 59, 64, 69, 72, 75, 80, 84, 89, 92, 97, 100, 105]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8"/>
          <table:table-cell office:value-type="string" calcext:value-type="string">
            <text:p>[27, 32, 35, 40, 43, 48, 51, 55, 59, 64, 69, 72, 75, 80, 84, 89, 92, 97, 100, 105]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FILA(30 → 31) → C2</text:p>
          </table:table-cell>
          <table:table-cell table:number-columns-repeated="6"/>
          <table:table-cell office:value-type="string" calcext:value-type="string">
            <text:p>[32, 35, 40, 43, 48, 51, 55, 59, 64, 69, 72, 75, 80, 84, 89, 92, 97, 100, 105]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[32, 35, 40, 43, 48, 51, 55, 59, 64, 69, 72, 75, 80, 84, 89, 92, 97, 100, 105]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7"/>
          <table:table-cell office:value-type="string" calcext:value-type="string">
            <text:p>(29 → 35) → C2</text:p>
          </table:table-cell>
          <table:table-cell office:value-type="string" calcext:value-type="string">
            <text:p>[32, 35, 40, 43, 48, 51, 55, 59, 64, 69, 72, 75, 80, 84, 89, 92, 97, 100, 105]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7"/>
          <table:table-cell office:value-type="string" calcext:value-type="string">
            <text:p>(30 → 37) → C2</text:p>
          </table:table-cell>
          <table:table-cell office:value-type="string" calcext:value-type="string">
            <text:p>[32, 35, 40, 43, 48, 51, 55, 59, 64, 69, 72, 75, 80, 84, 89, 92, 97, 100, 105]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(31 → 38) → S</text:p>
          </table:table-cell>
          <table:table-cell table:style-name="Default"/>
          <table:table-cell table:number-columns-repeated="3"/>
          <table:table-cell office:value-type="string" calcext:value-type="string">
            <text:p>[32, 35, 40, 43, 48, 51, 55, 59, 64, 69, 72, 75, 80, 84, 89, 92, 97, 100, 105]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32 → 36) → I1</text:p>
          </table:table-cell>
          <table:table-cell table:number-columns-repeated="6"/>
          <table:table-cell office:value-type="string" calcext:value-type="string">
            <text:p>[35, 40, 43, 48, 51, 55, 59, 64, 69, 72, 75, 80, 84, 89, 92, 97, 100, 105]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8"/>
          <table:table-cell office:value-type="string" calcext:value-type="string">
            <text:p>[35, 40, 43, 48, 51, 55, 59, 64, 69, 72, 75, 80, 84, 89, 92, 97, 100, 105]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8"/>
          <table:table-cell office:value-type="string" calcext:value-type="string">
            <text:p>[35, 40, 43, 48, 51, 55, 59, 64, 69, 72, 75, 80, 84, 89, 92, 97, 100, 105]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FILA(36 → 39) → I1</text:p>
          </table:table-cell>
          <table:table-cell table:number-columns-repeated="2"/>
          <table:table-cell office:value-type="string" calcext:value-type="string">
            <text:p>(35 → 41) → S</text:p>
          </table:table-cell>
          <table:table-cell table:number-columns-repeated="3"/>
          <table:table-cell office:value-type="string" calcext:value-type="string">
            <text:p>[40, 43, 48, 51, 55, 59, 64, 69, 72, 75, 80, 84, 89, 92, 97, 100, 105]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5"/>
          <table:table-cell table:style-name="Default"/>
          <table:table-cell/>
          <table:table-cell table:style-name="ce5" office:value-type="string" calcext:value-type="string">
            <text:p>(36 → 44) → C2</text:p>
          </table:table-cell>
          <table:table-cell office:value-type="string" calcext:value-type="string">
            <text:p>[40, 43, 48, 51, 55, 59, 64, 69, 72, 75, 80, 84, 89, 92, 97, 100, 105]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-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5"/>
          <table:table-cell office:value-type="string" calcext:value-type="string">
            <text:p>(37 → 42) → S</text:p>
          </table:table-cell>
          <table:table-cell table:number-columns-repeated="2"/>
          <table:table-cell office:value-type="string" calcext:value-type="string">
            <text:p>[40, 43, 48, 51, 55, 59, 64, 69, 72, 75, 80, 84, 89, 92, 97, 100, 105]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-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8"/>
          <table:table-cell office:value-type="string" calcext:value-type="string">
            <text:p>[40, 43, 48, 51, 55, 59, 64, 69, 72, 75, 80, 84, 89, 92, 97, 100, 105]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7"/>
          <table:table-cell table:style-name="ce5" office:value-type="string" calcext:value-type="string">
            <text:p>(39 → 46) → C2</text:p>
          </table:table-cell>
          <table:table-cell office:value-type="string" calcext:value-type="string">
            <text:p>[40, 43, 48, 51, 55, 59, 64, 69, 72, 75, 80, 84, 89, 92, 97, 100, 105]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(40 → 43) → C1</text:p>
          </table:table-cell>
          <table:table-cell table:number-columns-repeated="6"/>
          <table:table-cell office:value-type="string" calcext:value-type="string">
            <text:p>[43, 48, 51, 55, 59, 64, 69, 72, 75, 80, 84, 89, 92, 97, 100, 105]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8"/>
          <table:table-cell office:value-type="string" calcext:value-type="string">
            <text:p>[40, 43, 48, 51, 55, 59, 64, 69, 72, 75, 80, 84, 89, 92, 97, 100, 105]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8"/>
          <table:table-cell office:value-type="string" calcext:value-type="string">
            <text:p>[40, 43, 48, 51, 55, 59, 64, 69, 72, 75, 80, 84, 89, 92, 97, 100, 105]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(43 → 47) → I1</text:p>
          </table:table-cell>
          <table:table-cell table:number-columns-repeated="6"/>
          <table:table-cell office:value-type="string" calcext:value-type="string">
            <text:p>[48, 51, 55, 59, 64, 69, 72, 75, 80, 84, 89, 92, 97, 100, 105]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FILA (47 → 49) → C2</text:p>
          </table:table-cell>
          <table:table-cell/>
          <table:table-cell office:value-type="string" calcext:value-type="string">
            <text:p>(44 → 48) → S</text:p>
          </table:table-cell>
          <table:table-cell table:number-columns-repeated="4"/>
          <table:table-cell office:value-type="string" calcext:value-type="string">
            <text:p>[48, 51, 55, 59, 64, 69, 72, 75, 80, 84, 89, 92, 97, 100, 105]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8"/>
          <table:table-cell office:value-type="string" calcext:value-type="string">
            <text:p>[48, 51, 55, 59, 64, 69, 72, 75, 80, 84, 89, 92, 97, 100, 105]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4"/>
          <table:table-cell office:value-type="string" calcext:value-type="string">
            <text:p>(46 → 54) → S</text:p>
          </table:table-cell>
          <table:table-cell table:number-columns-repeated="3"/>
          <table:table-cell office:value-type="string" calcext:value-type="string">
            <text:p>[48, 51, 55, 59, 64, 69, 72, 75, 80, 84, 89, 92, 97, 100, 105]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7"/>
          <table:table-cell table:style-name="ce5" office:value-type="string" calcext:value-type="string">
            <text:p>(47 → 55) → C2</text:p>
          </table:table-cell>
          <table:table-cell office:value-type="string" calcext:value-type="string">
            <text:p>[48, 51, 55, 59, 64, 69, 72, 75, 80, 84, 89, 92, 97, 100, 105]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FILA (49 → 52) → I1</text:p>
          </table:table-cell>
          <table:table-cell table:number-columns-repeated="6"/>
          <table:table-cell office:value-type="string" calcext:value-type="string">
            <text:p>[51, 55, 59, 64, 69, 72, 75, 80, 84, 89, 92, 97, 100, 105]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3"/>
          <table:table-cell office:value-type="string" calcext:value-type="string">
            <text:p>(49 → 57) → S</text:p>
          </table:table-cell>
          <table:table-cell table:number-columns-repeated="4"/>
          <table:table-cell office:value-type="string" calcext:value-type="string">
            <text:p>[51, 55, 59, 64, 69, 72, 75, 80, 84, 89, 92, 97, 100, 105]</text:p>
          </table:table-cell>
          <table:table-cell/>
        </table:table-row>
        <table:table-row table:style-name="ro1">
          <table:table-cell table:number-columns-repeated="7"/>
          <table:table-cell table:style-name="Default" table:number-columns-repeated="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</meta:initial-creator>
    <meta:creation-date>2016-06-25T16:22:31.238848515</meta:creation-date>
    <dc:date>2016-06-25T17:50:04.806293566</dc:date>
    <dc:creator>ricardo </dc:creator>
    <meta:editing-duration>PT51M51S</meta:editing-duration>
    <meta:editing-cycles>3</meta:editing-cycles>
    <meta:generator>LibreOffice/4.2.8.2$Linux_X86_64 LibreOffice_project/420m0$Build-2</meta:generator>
    <meta:document-statistic meta:table-count="1" meta:cell-count="342" meta:object-count="0"/>
  </office:meta>
</office:document-meta>
</file>